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ee7c0" officeooo:paragraph-rsid="000ee7c0" style:font-size-asian="21pt" style:font-size-complex="21pt"/>
    </style:style>
    <style:style style:name="P2" style:family="paragraph" style:parent-style-name="Standard">
      <style:text-properties fo:font-size="12pt" officeooo:rsid="000efc5f" officeooo:paragraph-rsid="000efc5f" style:font-size-asian="10.5pt" style:font-size-complex="12pt"/>
    </style:style>
    <style:style style:name="P3" style:family="paragraph" style:parent-style-name="Standard">
      <style:text-properties fo:font-size="12pt" officeooo:rsid="001041e3" officeooo:paragraph-rsid="001041e3" style:font-size-asian="10.5pt" style:font-size-complex="12pt"/>
    </style:style>
    <style:style style:name="P4" style:family="paragraph" style:parent-style-name="Standard">
      <style:text-properties fo:font-size="12pt" officeooo:rsid="00120625" officeooo:paragraph-rsid="00120625" style:font-size-asian="10.5pt" style:font-size-complex="12pt"/>
    </style:style>
    <style:style style:name="P5" style:family="paragraph" style:parent-style-name="Standard">
      <style:text-properties fo:font-size="12pt" officeooo:rsid="0013a5d7" officeooo:paragraph-rsid="0013a5d7" style:font-size-asian="10.5pt" style:font-size-complex="12pt"/>
    </style:style>
    <style:style style:name="P6" style:family="paragraph" style:parent-style-name="Standard">
      <style:text-properties fo:font-size="12pt" officeooo:rsid="00149baf" officeooo:paragraph-rsid="00149baf" style:font-size-asian="10.5pt" style:font-size-complex="12pt"/>
    </style:style>
    <style:style style:name="P7" style:family="paragraph" style:parent-style-name="Standard">
      <style:text-properties fo:font-size="12pt" officeooo:rsid="00149bc2" officeooo:paragraph-rsid="00149bc2" style:font-size-asian="10.5pt" style:font-size-complex="12pt"/>
    </style:style>
    <style:style style:name="P8" style:family="paragraph" style:parent-style-name="Standard">
      <style:text-properties fo:font-size="12pt" officeooo:rsid="0014cce4" officeooo:paragraph-rsid="0014cce4" style:font-size-asian="10.5pt" style:font-size-complex="12pt"/>
    </style:style>
    <style:style style:name="T1" style:family="text">
      <style:text-properties officeooo:rsid="000fa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RAFORM</text:p>
      <text:p text:style-name="P2">Terraform is a NIAC Tool (Infra-structure as Tool) </text:p>
      <text:p text:style-name="P2">We have bunch of resources on cloud we will write all of them as code as configuration file<text:span text:style-name="T1">s and basically deploy those resources with a single command</text:span></text:p>
      <text:p text:style-name="P3">we basically code the infrastructure</text:p>
      <text:p text:style-name="P4">Terraform is compaired with AWS CloudFormation </text:p>
      <text:p text:style-name="P4"/>
      <text:p text:style-name="P5">(Local Setup)</text:p>
      <text:p text:style-name="P5">(sourabh-test) sourabh@sourabh-VirtualBox:~/Tutedude/Devops/terraform-tutorial$ wget -O- https://apt.releases.hashicorp.com/gpg | sudo gpg --dearmor -o /usr/share/keyrings/hashicorp-archive-keyring.gpg</text:p>
      <text:p text:style-name="P5">echo "deb [signed-by=/usr/share/keyrings/hashicorp-archive-keyring.gpg] https://apt.releases.hashicorp.com $(lsb_release -cs) main" | sudo tee /etc/apt/sources.list.d/hashicorp.list</text:p>
      <text:p text:style-name="P5">sudo apt update &amp;&amp; sudo apt install terraform</text:p>
      <text:p text:style-name="P5">--2023-12-20 09:30:51-- <text:s/>https://apt.releases.hashicorp.com/gpg</text:p>
      <text:p text:style-name="P5">Resolving apt.releases.hashicorp.com (apt.releases.hashicorp.com)... [sudo] password for sourabh: </text:p>
      <text:p text:style-name="P5">2600:9000:24d8:ea00:18:566b:ecc0:93a1, 2600:9000:24d8:e600:18:566b:ecc0:93a1, 2600:9000:24d8:3c00:18:566b:ecc0:93a1, ...</text:p>
      <text:p text:style-name="P5">Connecting to apt.releases.hashicorp.com (apt.releases.hashicorp.com)|2600:9000:24d8:ea00:18:566b:ecc0:93a1|:443... connected.</text:p>
      <text:p text:style-name="P5">HTTP request sent, awaiting response... 200 OK</text:p>
      <text:p text:style-name="P5">Length: 3980 (3.9K) [binary/octet-stream]</text:p>
      <text:p text:style-name="P5">Saving to: ‘STDOUT’</text:p>
      <text:p text:style-name="P5"/>
      <text:p text:style-name="P5">- <text:s text:c="31"/>100%[==========================================================&gt;] <text:s text:c="2"/>3.89K <text:s/>--.-KB/s <text:s text:c="3"/>in 0s <text:s text:c="5"/></text:p>
      <text:p text:style-name="P5"/>
      <text:p text:style-name="P5">2023-12-20 09:31:01 (455 MB/s) - written to stdout [3980/3980]</text:p>
      <text:p text:style-name="P5"/>
      <text:p text:style-name="P5">deb [signed-by=/usr/share/keyrings/hashicorp-archive-keyring.gpg] https://apt.releases.hashicorp.com jammy main</text:p>
      <text:p text:style-name="P5">Get:1 https://apt.releases.hashicorp.com jammy InRelease [12.9 kB]</text:p>
      <text:p text:style-name="P5">Get:2 https://apt.releases.hashicorp.com jammy/main amd64 Packages [112 kB] <text:s text:c="55"/></text:p>
      <text:p text:style-name="P5">Get:3 https://apt.releases.hashicorp.com jammy/main i386 Packages [48.2 kB] <text:s text:c="55"/></text:p>
      <text:p text:style-name="P5">Get:4 http://security.ubuntu.com/ubuntu jammy-security InRelease [110 kB] <text:s text:c="57"/></text:p>
      <text:p text:style-name="P5">Hit:5 http://in.archive.ubuntu.com/ubuntu jammy InRelease <text:s text:c="50"/></text:p>
      <text:p text:style-name="P5">Hit:6 https://packages.cloud.google.com/apt cloud-sdk InRelease <text:s text:c="44"/></text:p>
      <text:p text:style-name="P5">Get:7 http://in.archive.ubuntu.com/ubuntu jammy-updates InRelease [119 kB] <text:s text:c="11"/></text:p>
      <text:p text:style-name="P5">Hit:8 http://in.archive.ubuntu.com/ubuntu jammy-backports InRelease <text:s text:c="29"/></text:p>
      <text:p text:style-name="P5">Hit:9 https://deb.tableplus.com/debian/22 tableplus InRelease</text:p>
      <text:p text:style-name="P5">Hit:10 https://baltocdn.com/helm/stable/debian all InRelease</text:p>
      <text:p text:style-name="P5">Fetched 403 kB in 6s (63.0 kB/s) <text:s text:c="98"/></text:p>
      <text:p text:style-name="P5">Reading package lists... Done</text:p>
      <text:p text:style-name="P5">Building dependency tree... Done</text:p>
      <text:p text:style-name="P5">Reading state information... Done</text:p>
      <text:p text:style-name="P5">10 packages can be upgraded. Run 'apt list --upgradable' to see them.</text:p>
      <text:p text:style-name="P5">W: Skipping acquire of configured file 'main./binary-amd64/Packages' as repository 'https://deb.tableplus.com/debian/22 tableplus InRelease' doesn't have the component 'main.' (component misspelt in sources.list?)</text:p>
      <text:p text:style-name="P5"><text:soft-page-break/>W: Skipping acquire of configured file 'main./i18n/Translation-en_IN' as repository 'https://deb.tableplus.com/debian/22 tableplus InRelease' doesn't have the component 'main.' (component misspelt in sources.list?)</text:p>
      <text:p text:style-name="P5">W: Skipping acquire of configured file 'main./i18n/Translation-en' as repository 'https://deb.tableplus.com/debian/22 tableplus InRelease' doesn't have the component 'main.' (component misspelt in sources.list?)</text:p>
      <text:p text:style-name="P5">W: Skipping acquire of configured file 'main./dep11/Components-amd64.yml' as repository 'https://deb.tableplus.com/debian/22 tableplus InRelease' doesn't have the component 'main.' (component misspelt in sources.list?)</text:p>
      <text:p text:style-name="P5">W: Skipping acquire of configured file 'main./dep11/icons-48x48.tar' as repository 'https://deb.tableplus.com/debian/22 tableplus InRelease' doesn't have the component 'main.' (component misspelt in sources.list?)</text:p>
      <text:p text:style-name="P5">W: Skipping acquire of configured file 'main./dep11/icons-64x64.tar' as repository 'https://deb.tableplus.com/debian/22 tableplus InRelease' doesn't have the component 'main.' (component misspelt in sources.list?)</text:p>
      <text:p text:style-name="P5">W: Skipping acquire of configured file 'main./dep11/icons-64x64@2.tar' as repository 'https://deb.tableplus.com/debian/22 tableplus InRelease' doesn't have the component 'main.' (component misspelt in sources.list?)</text:p>
      <text:p text:style-name="P5">W: Skipping acquire of configured file 'main./cnf/Commands-amd64' as repository 'https://deb.tableplus.com/debian/22 tableplus InRelease' doesn't have the component 'main.' (component misspelt in sources.list?)</text:p>
      <text:p text:style-name="P5">Reading package lists... Done</text:p>
      <text:p text:style-name="P5">Building dependency tree... Done</text:p>
      <text:p text:style-name="P5">Reading state information... Done</text:p>
      <text:p text:style-name="P5">The following NEW packages will be installed:</text:p>
      <text:p text:style-name="P5"><text:s text:c="2"/>terraform</text:p>
      <text:p text:style-name="P5">0 upgraded, 1 newly installed, 0 to remove and 10 not upgraded.</text:p>
      <text:p text:style-name="P5">Need to get 25.9 MB of archives.</text:p>
      <text:p text:style-name="P5">After this operation, 81.0 MB of additional disk space will be used.</text:p>
      <text:p text:style-name="P5">Get:1 https://apt.releases.hashicorp.com jammy/main amd64 terraform amd64 1.6.6-1 [25.9 MB]</text:p>
      <text:p text:style-name="P5">Fetched 25.9 MB in 7s (3,726 kB/s) <text:s text:c="96"/></text:p>
      <text:p text:style-name="P5">Selecting previously unselected package terraform.</text:p>
      <text:p text:style-name="P5">(Reading database ... 217067 files and directories currently installed.)</text:p>
      <text:p text:style-name="P5">Preparing to unpack .../terraform_1.6.6-1_amd64.deb ...</text:p>
      <text:p text:style-name="P5">Unpacking terraform (1.6.6-1) ...</text:p>
      <text:p text:style-name="P5">Setting up terraform (1.6.6-1) ...</text:p>
      <text:p text:style-name="P5">(sourabh-test) sourabh@sourabh-VirtualBox:~/Tutedude/Devops/terraform-tutorial$ terraform --version</text:p>
      <text:p text:style-name="P5">Terraform v1.6.6</text:p>
      <text:p text:style-name="P5">on linux_amd64</text:p>
      <text:p text:style-name="P5">(sourabh-test) sourabh@sourabh-VirtualBox:~/Tutedude/Devops/terraform-tutorial$ </text:p>
      <text:p text:style-name="P5"/>
      <text:p text:style-name="P5"/>
      <text:p text:style-name="P6">(Setting Up Provider)</text:p>
      <text:p text:style-name="P6">(sourabh-test) sourabh@sourabh-VirtualBox:~/Tutedude/Devops/terraform-tutorial$ ls</text:p>
      <text:p text:style-name="P6"><text:s/>notes.txt <text:s text:c="2"/>s3 <text:s/>'TF 1.odt'</text:p>
      <text:p text:style-name="P6">(sourabh-test) sourabh@sourabh-VirtualBox:~/Tutedude/Devops/terraform-tutorial$ cd s3/</text:p>
      <text:p text:style-name="P6">(sourabh-test) sourabh@sourabh-VirtualBox:~/Tutedude/Devops/terraform-tutorial/s3$ ls</text:p>
      <text:p text:style-name="P6">main.tf</text:p>
      <text:p text:style-name="P6">(sourabh-test) sourabh@sourabh-VirtualBox:~/Tutedude/Devops/terraform-tutorial/s3$ terraform init</text:p>
      <text:p text:style-name="P6"/>
      <text:p text:style-name="P6"><text:soft-page-break/>Initializing the backend...</text:p>
      <text:p text:style-name="P6"/>
      <text:p text:style-name="P6">Initializing provider plugins...</text:p>
      <text:p text:style-name="P6">- Finding hashicorp/aws versions matching "~&gt; 5.0"...</text:p>
      <text:p text:style-name="P6">- Installing hashicorp/aws v5.31.0...</text:p>
      <text:p text:style-name="P6">- Installed hashicorp/aws v5.31.0 (signed by HashiCorp)</text:p>
      <text:p text:style-name="P6"/>
      <text:p text:style-name="P6">Terraform has created a lock file .terraform.lock.hcl to record the provider</text:p>
      <text:p text:style-name="P6">selections it made above. Include this file in your version control repository</text:p>
      <text:p text:style-name="P6">so that Terraform can guarantee to make the same selections by default when</text:p>
      <text:p text:style-name="P6">you run "terraform init" in the future.</text:p>
      <text:p text:style-name="P6"/>
      <text:p text:style-name="P6">Terraform has been successfully initialized!</text:p>
      <text:p text:style-name="P6"/>
      <text:p text:style-name="P6">You may now begin working with Terraform. Try running "terraform plan" to see</text:p>
      <text:p text:style-name="P6">any changes that are required for your infrastructure. All Terraform commands</text:p>
      <text:p text:style-name="P6">should now work.</text:p>
      <text:p text:style-name="P6"/>
      <text:p text:style-name="P6">If you ever set or change modules or backend configuration for Terraform,</text:p>
      <text:p text:style-name="P6">rerun this command to reinitialize your working directory. If you forget, other</text:p>
      <text:p text:style-name="P6">commands will detect it and remind you to do so if necessary.</text:p>
      <text:p text:style-name="P6">(sourabh-test) sourabh@sourabh-VirtualBox:~/Tutedude/Devops/terraform-tutorial/s3$ </text:p>
      <text:p text:style-name="P6"/>
      <text:p text:style-name="P7">(Provisiong a resource)</text:p>
      <text:p text:style-name="P7">(sourabh-test) sourabh@sourabh-VirtualBox:~/Tutedude/Devops/terraform-tutorial/s3$ terraform init</text:p>
      <text:p text:style-name="P7"/>
      <text:p text:style-name="P7">Initializing the backend...</text:p>
      <text:p text:style-name="P7"/>
      <text:p text:style-name="P7">Initializing provider plugins...</text:p>
      <text:p text:style-name="P7">- Reusing previous version of hashicorp/aws from the dependency lock file</text:p>
      <text:p text:style-name="P7">- Using previously-installed hashicorp/aws v5.31.0</text:p>
      <text:p text:style-name="P7"/>
      <text:p text:style-name="P7">Terraform has been successfully initialized!</text:p>
      <text:p text:style-name="P7"/>
      <text:p text:style-name="P7">You may now begin working with Terraform. Try running "terraform plan" to see</text:p>
      <text:p text:style-name="P7">any changes that are required for your infrastructure. All Terraform commands</text:p>
      <text:p text:style-name="P7">should now work.</text:p>
      <text:p text:style-name="P7"/>
      <text:p text:style-name="P7">If you ever set or change modules or backend configuration for Terraform,</text:p>
      <text:p text:style-name="P7">rerun this command to reinitialize your working directory. If you forget, other</text:p>
      <text:p text:style-name="P7">commands will detect it and remind you to do so if necessary.</text:p>
      <text:p text:style-name="P7">(sourabh-test) sourabh@sourabh-VirtualBox:~/Tutedude/Devops/terraform-tutorial/s3$ terraform apply</text:p>
      <text:p text:style-name="P7"/>
      <text:p text:style-name="P7">Terraform used the selected providers to generate the following execution plan. Resource actions are indicated with the following</text:p>
      <text:p text:style-name="P7">symbols:</text:p>
      <text:p text:style-name="P7"><text:s text:c="2"/>+ create</text:p>
      <text:p text:style-name="P7"/>
      <text:p text:style-name="P7">Terraform will perform the following actions:</text:p>
      <text:p text:style-name="P7"/>
      <text:p text:style-name="P7"><text:soft-page-break/><text:s text:c="2"/># aws_s3_bucket.altair will be created</text:p>
      <text:p text:style-name="P7"><text:s text:c="2"/>+ resource "aws_s3_bucket" "altair" {</text:p>
      <text:p text:style-name="P7"><text:s text:c="6"/>+ acceleration_status <text:s text:c="8"/>= (known after apply)</text:p>
      <text:p text:style-name="P7"><text:s text:c="6"/>+ acl <text:s text:c="24"/>= "private"</text:p>
      <text:p text:style-name="P7"><text:s text:c="6"/>+ arn <text:s text:c="24"/>= (known after apply)</text:p>
      <text:p text:style-name="P7"><text:s text:c="6"/>+ bucket <text:s text:c="21"/>= "sourabh-patil-27"</text:p>
      <text:p text:style-name="P7"><text:s text:c="6"/>+ bucket_domain_name <text:s text:c="9"/>= (known after apply)</text:p>
      <text:p text:style-name="P7"><text:s text:c="6"/>+ bucket_prefix <text:s text:c="14"/>= (known after apply)</text:p>
      <text:p text:style-name="P7"><text:s text:c="6"/>+ bucket_regional_domain_name = (known after apply)</text:p>
      <text:p text:style-name="P7"><text:s text:c="6"/>+ force_destroy <text:s text:c="14"/>= false</text:p>
      <text:p text:style-name="P7"><text:s text:c="6"/>+ hosted_zone_id <text:s text:c="13"/>= (known after apply)</text:p>
      <text:p text:style-name="P7"><text:s text:c="6"/>+ id <text:s text:c="25"/>= (known after apply)</text:p>
      <text:p text:style-name="P7"><text:s text:c="6"/>+ object_lock_enabled <text:s text:c="8"/>= (known after apply)</text:p>
      <text:p text:style-name="P7"><text:s text:c="6"/>+ policy <text:s text:c="21"/>= (known after apply)</text:p>
      <text:p text:style-name="P7"><text:s text:c="6"/>+ region <text:s text:c="21"/>= (known after apply)</text:p>
      <text:p text:style-name="P7"><text:s text:c="6"/>+ request_payer <text:s text:c="14"/>= (known after apply)</text:p>
      <text:p text:style-name="P7"><text:s text:c="6"/>+ tags <text:s text:c="23"/>= {</text:p>
      <text:p text:style-name="P7"><text:s text:c="10"/>+ "num" = "100"</text:p>
      <text:p text:style-name="P7"><text:s text:c="8"/>}</text:p>
      <text:p text:style-name="P7"><text:s text:c="6"/>+ tags_all <text:s text:c="19"/>= {</text:p>
      <text:p text:style-name="P7"><text:s text:c="10"/>+ "num" = "100"</text:p>
      <text:p text:style-name="P7"><text:s text:c="8"/>}</text:p>
      <text:p text:style-name="P7"><text:s text:c="6"/>+ website_domain <text:s text:c="13"/>= (known after apply)</text:p>
      <text:p text:style-name="P7"><text:s text:c="6"/>+ website_endpoint <text:s text:c="11"/>= (known after apply)</text:p>
      <text:p text:style-name="P7"><text:s text:c="4"/>}</text:p>
      <text:p text:style-name="P7"/>
      <text:p text:style-name="P7">Plan: 1 to add, 0 to change, 0 to destroy.</text:p>
      <text:p text:style-name="P7">╷</text:p>
      <text:p text:style-name="P7">│ Warning: Argument is deprecated</text:p>
      <text:p text:style-name="P7">│ </text:p>
      <text:p text:style-name="P7">│ <text:s text:c="2"/>with aws_s3_bucket.altair,</text:p>
      <text:p text:style-name="P7">│ <text:s text:c="2"/>on main.tf line 18, in resource "aws_s3_bucket" "altair":</text:p>
      <text:p text:style-name="P7">│ <text:s text:c="2"/>18: <text:s text:c="2"/>acl <text:s text:c="3"/>= "private"</text:p>
      <text:p text:style-name="P7">│ </text:p>
      <text:p text:style-name="P7">│ Use the aws_s3_bucket_acl resource instead</text:p>
      <text:p text:style-name="P7">│ </text:p>
      <text:p text:style-name="P7">│ (and one more similar warning elsewhere)</text:p>
      <text:p text:style-name="P7">╵</text:p>
      <text:p text:style-name="P7"/>
      <text:p text:style-name="P7">Do you want to perform these actions?</text:p>
      <text:p text:style-name="P7"><text:s text:c="2"/>Terraform will perform the actions described above.</text:p>
      <text:p text:style-name="P7"><text:s text:c="2"/>Only 'yes' will be accepted to approve.</text:p>
      <text:p text:style-name="P7"/>
      <text:p text:style-name="P7"><text:s text:c="2"/>Enter a value: yes</text:p>
      <text:p text:style-name="P7"/>
      <text:p text:style-name="P7">aws_s3_bucket.altair: Creating...</text:p>
      <text:p text:style-name="P7">aws_s3_bucket.altair: Creation complete after 7s [id=sourabh-patil-27]</text:p>
      <text:p text:style-name="P7">╷</text:p>
      <text:p text:style-name="P7">│ Warning: Argument is deprecated</text:p>
      <text:p text:style-name="P7">│ </text:p>
      <text:p text:style-name="P7">│ <text:s text:c="2"/>with aws_s3_bucket.altair,</text:p>
      <text:p text:style-name="P7">│ <text:s text:c="2"/>on main.tf line 18, in resource "aws_s3_bucket" "altair":</text:p>
      <text:p text:style-name="P7"><text:soft-page-break/>│ <text:s text:c="2"/>18: <text:s text:c="2"/>acl <text:s text:c="3"/>= "private"</text:p>
      <text:p text:style-name="P7">│ </text:p>
      <text:p text:style-name="P7">│ Use the aws_s3_bucket_acl resource instead</text:p>
      <text:p text:style-name="P7">╵</text:p>
      <text:p text:style-name="P7"/>
      <text:p text:style-name="P7">Apply complete! Resources: 1 added, 0 changed, 0 destroyed.</text:p>
      <text:p text:style-name="P7">(sourabh-test) sourabh@sourabh-VirtualBox:~/Tutedude/Devops/terraform-tutorial/s3$ terraform destroy</text:p>
      <text:p text:style-name="P7">aws_s3_bucket.altair: Refreshing state... [id=sourabh-patil-27]</text:p>
      <text:p text:style-name="P7"/>
      <text:p text:style-name="P7">Terraform used the selected providers to generate the following execution plan. Resource actions are indicated with the following</text:p>
      <text:p text:style-name="P7">symbols:</text:p>
      <text:p text:style-name="P7"><text:s text:c="2"/>- destroy</text:p>
      <text:p text:style-name="P7"/>
      <text:p text:style-name="P7">Terraform will perform the following actions:</text:p>
      <text:p text:style-name="P7"/>
      <text:p text:style-name="P7"><text:s text:c="2"/># aws_s3_bucket.altair will be destroyed</text:p>
      <text:p text:style-name="P7"><text:s text:c="2"/>- resource "aws_s3_bucket" "altair" {</text:p>
      <text:p text:style-name="P7"><text:s text:c="6"/>- acl <text:s text:c="24"/>= "private" -&gt; null</text:p>
      <text:p text:style-name="P7"><text:s text:c="6"/>- arn <text:s text:c="24"/>= "arn:aws:s3:::sourabh-patil-27" -&gt; null</text:p>
      <text:p text:style-name="P7"><text:s text:c="6"/>- bucket <text:s text:c="21"/>= "sourabh-patil-27" -&gt; null</text:p>
      <text:p text:style-name="P7"><text:s text:c="6"/>- bucket_domain_name <text:s text:c="9"/>= "sourabh-patil-27.s3.amazonaws.com" -&gt; null</text:p>
      <text:p text:style-name="P7"><text:s text:c="6"/>- bucket_regional_domain_name = "sourabh-patil-27.s3.eu-north-1.amazonaws.com" -&gt; null</text:p>
      <text:p text:style-name="P7"><text:s text:c="6"/>- force_destroy <text:s text:c="14"/>= false -&gt; null</text:p>
      <text:p text:style-name="P7"><text:s text:c="6"/>- hosted_zone_id <text:s text:c="13"/>= "Z3BAZG2TWCNX0D" -&gt; null</text:p>
      <text:p text:style-name="P7"><text:s text:c="6"/>- id <text:s text:c="25"/>= "sourabh-patil-27" -&gt; null</text:p>
      <text:p text:style-name="P7"><text:s text:c="6"/>- object_lock_enabled <text:s text:c="8"/>= false -&gt; null</text:p>
      <text:p text:style-name="P7"><text:s text:c="6"/>- region <text:s text:c="21"/>= "eu-north-1" -&gt; null</text:p>
      <text:p text:style-name="P7"><text:s text:c="6"/>- request_payer <text:s text:c="14"/>= "BucketOwner" -&gt; null</text:p>
      <text:p text:style-name="P7"><text:s text:c="6"/>- tags <text:s text:c="23"/>= {</text:p>
      <text:p text:style-name="P7"><text:s text:c="10"/>- "num" = "100"</text:p>
      <text:p text:style-name="P7"><text:s text:c="8"/>} -&gt; null</text:p>
      <text:p text:style-name="P7"><text:s text:c="6"/>- tags_all <text:s text:c="19"/>= {</text:p>
      <text:p text:style-name="P7"><text:s text:c="10"/>- "num" = "100"</text:p>
      <text:p text:style-name="P7"><text:s text:c="8"/>} -&gt; null</text:p>
      <text:p text:style-name="P7"/>
      <text:p text:style-name="P7"><text:s text:c="6"/>- grant {</text:p>
      <text:p text:style-name="P7"><text:s text:c="10"/>- id <text:s text:c="9"/>= "e320cb651574d1457d50aab06186da145f57def999a9692aa4a47cccd22c08b5" -&gt; null</text:p>
      <text:p text:style-name="P7"><text:s text:c="10"/>- permissions = [</text:p>
      <text:p text:style-name="P7"><text:s text:c="14"/>- "FULL_CONTROL",</text:p>
      <text:p text:style-name="P7"><text:s text:c="12"/>] -&gt; null</text:p>
      <text:p text:style-name="P7"><text:s text:c="10"/>- type <text:s text:c="7"/>= "CanonicalUser" -&gt; null</text:p>
      <text:p text:style-name="P7"><text:s text:c="8"/>}</text:p>
      <text:p text:style-name="P7"/>
      <text:p text:style-name="P7"><text:s text:c="6"/>- server_side_encryption_configuration {</text:p>
      <text:p text:style-name="P7"><text:s text:c="10"/>- rule {</text:p>
      <text:p text:style-name="P7"><text:s text:c="14"/>- bucket_key_enabled = false -&gt; null</text:p>
      <text:p text:style-name="P7"/>
      <text:p text:style-name="P7"><text:s text:c="14"/>- apply_server_side_encryption_by_default {</text:p>
      <text:p text:style-name="P7"><text:s text:c="18"/>- sse_algorithm = "AES256" -&gt; null</text:p>
      <text:p text:style-name="P7"><text:soft-page-break/><text:s text:c="16"/>}</text:p>
      <text:p text:style-name="P7"><text:s text:c="12"/>}</text:p>
      <text:p text:style-name="P7"><text:s text:c="8"/>}</text:p>
      <text:p text:style-name="P7"/>
      <text:p text:style-name="P7"><text:s text:c="6"/>- versioning {</text:p>
      <text:p text:style-name="P7"><text:s text:c="10"/>- enabled <text:s text:c="3"/>= false -&gt; null</text:p>
      <text:p text:style-name="P7"><text:s text:c="10"/>- mfa_delete = false -&gt; null</text:p>
      <text:p text:style-name="P7"><text:s text:c="8"/>}</text:p>
      <text:p text:style-name="P7"><text:s text:c="4"/>}</text:p>
      <text:p text:style-name="P7"/>
      <text:p text:style-name="P7">Plan: 0 to add, 0 to change, 1 to destroy.</text:p>
      <text:p text:style-name="P7">╷</text:p>
      <text:p text:style-name="P7">│ Warning: Argument is deprecated</text:p>
      <text:p text:style-name="P7">│ </text:p>
      <text:p text:style-name="P7">│ <text:s text:c="2"/>with aws_s3_bucket.altair,</text:p>
      <text:p text:style-name="P7">│ <text:s text:c="2"/>on main.tf line 18, in resource "aws_s3_bucket" "altair":</text:p>
      <text:p text:style-name="P7">│ <text:s text:c="2"/>18: <text:s text:c="2"/>acl <text:s text:c="3"/>= "private"</text:p>
      <text:p text:style-name="P7">│ </text:p>
      <text:p text:style-name="P7">│ Use the aws_s3_bucket_acl resource instead</text:p>
      <text:p text:style-name="P7">╵</text:p>
      <text:p text:style-name="P7"/>
      <text:p text:style-name="P7">Do you really want to destroy all resources?</text:p>
      <text:p text:style-name="P7"><text:s text:c="2"/>Terraform will destroy all your managed infrastructure, as shown above.</text:p>
      <text:p text:style-name="P7"><text:s text:c="2"/>There is no undo. Only 'yes' will be accepted to confirm.</text:p>
      <text:p text:style-name="P7"/>
      <text:p text:style-name="P7"><text:s text:c="2"/>Enter a value: yes</text:p>
      <text:p text:style-name="P7"/>
      <text:p text:style-name="P7">aws_s3_bucket.altair: Destroying... [id=sourabh-patil-27]</text:p>
      <text:p text:style-name="P7">╷</text:p>
      <text:p text:style-name="P7">│ Error: deleting Amazon S3 (Simple Storage) Bucket (sourabh-patil-27): AccessDenied: Access Denied</text:p>
      <text:p text:style-name="P7">│ <text:tab/>status code: 403, request id: D92B1FECX6JPCG3P, host id: YR6iyoEFoUKQW5cgZNMZ68tfu30Tsno6j6Ku5cYqdxIk7laU3AjEfRxyPyGlmB5DaVrNceMlzRw=</text:p>
      <text:p text:style-name="P7">│ </text:p>
      <text:p text:style-name="P7">│ </text:p>
      <text:p text:style-name="P7">╵</text:p>
      <text:p text:style-name="P7">(sourabh-test) sourabh@sourabh-VirtualBox:~/Tutedude/Devops/terraform-tutorial/s3$ </text:p>
      <text:p text:style-name="P7"/>
      <text:p text:style-name="P7"/>
      <text:p text:style-name="P7"/>
      <text:p text:style-name="P8">(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9:03:15.199405994</meta:creation-date>
    <dc:date>2023-12-20T16:09:20.827747793</dc:date>
    <meta:editing-duration>PT1H39M2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6" meta:paragraph-count="224" meta:word-count="1329" meta:character-count="12605" meta:non-whitespace-character-count="9894"/>
  </office:meta>
</office:document-meta>
</file>